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AAD00000AAE2D57E89C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32" text:anchor-type="paragraph" svg:x="-2cm" svg:y="-2cm" svg:width="21.001cm" svg:height="21.006cm" draw:z-index="0"><draw:image xlink:href="Pictures/1000000000000AAD00000AAE2D57E89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6:56:59</meta:creation-date>
    <meta:document-statistic meta:table-count="0" meta:image-count="1" meta:object-count="0" meta:page-count="1" meta:paragraph-count="0" meta:word-count="0" meta:character-count="0"/>
    <dc:date>2017-09-03T16:57:53</dc:date>
    <dc:creator>Antony Auffret</dc:creator>
    <meta:editing-duration>PT54S</meta:editing-duration>
    <meta:editing-cycles>1</meta:editing-cycles>
    <meta:generator>OpenOffice/4.1.3$Unix OpenOffice.org_project/413m1$Build-9783</meta:generator>
  </office:meta>
</office:document-meta>
</file>